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934" officeooo:paragraph-rsid="0017d934"/>
    </style:style>
    <style:style style:name="P2" style:family="paragraph" style:parent-style-name="Standard">
      <style:text-properties officeooo:rsid="0017d934" officeooo:paragraph-rsid="0019322b"/>
    </style:style>
    <style:style style:name="P3" style:family="paragraph" style:parent-style-name="Standard">
      <style:text-properties fo:font-size="24pt" officeooo:rsid="0017d934" officeooo:paragraph-rsid="0017d934" style:font-size-asian="24pt" style:font-size-complex="24pt"/>
    </style:style>
    <style:style style:name="P4" style:family="paragraph" style:parent-style-name="Standard">
      <style:text-properties fo:font-size="24pt" officeooo:rsid="0019322b" officeooo:paragraph-rsid="0019322b" style:font-size-asian="24pt" style:font-size-complex="24pt"/>
    </style:style>
    <style:style style:name="P5" style:family="paragraph" style:parent-style-name="Standard">
      <style:text-properties fo:font-size="24pt" officeooo:rsid="0019322b" officeooo:paragraph-rsid="0019322b" style:font-size-asian="21pt" style:font-size-complex="24pt"/>
    </style:style>
    <style:style style:name="P6" style:family="paragraph" style:parent-style-name="Standard">
      <style:text-properties fo:font-size="13pt" officeooo:rsid="0017d934" officeooo:paragraph-rsid="0017d934" style:font-size-asian="13pt" style:font-size-complex="13pt"/>
    </style:style>
    <style:style style:name="P7" style:family="paragraph" style:parent-style-name="Standard">
      <style:text-properties fo:font-size="12pt" officeooo:rsid="0017d934" officeooo:paragraph-rsid="0017d934" style:font-size-asian="10.5pt" style:font-size-complex="12pt"/>
    </style:style>
    <style:style style:name="P8" style:family="paragraph" style:parent-style-name="Standard">
      <style:text-properties fo:font-size="12pt" officeooo:rsid="0019322b" officeooo:paragraph-rsid="0019322b" style:font-size-asian="10.5pt" style:font-size-complex="12pt"/>
    </style:style>
    <style:style style:name="P9" style:family="paragraph" style:parent-style-name="Standard">
      <style:text-properties fo:font-size="12pt" officeooo:rsid="001946a4" officeooo:paragraph-rsid="001946a4" style:font-size-asian="10.5pt" style:font-size-complex="12pt"/>
    </style:style>
    <style:style style:name="P10" style:family="paragraph" style:parent-style-name="Standard">
      <style:text-properties officeooo:paragraph-rsid="0019322b"/>
    </style:style>
    <style:style style:name="P11" style:family="paragraph" style:parent-style-name="Standard">
      <style:text-properties officeooo:paragraph-rsid="001946a4"/>
    </style:style>
    <style:style style:name="P12" style:family="paragraph" style:parent-style-name="Standard" style:master-page-name="">
      <loext:graphic-properties draw:fill="none"/>
      <style:paragraph-properties fo:margin-left="0cm" fo:margin-right="0.4cm" fo:text-indent="0cm" style:auto-text-indent="false" style:page-number="auto" fo:background-color="transparent"/>
      <style:text-properties officeooo:rsid="0017d934" officeooo:paragraph-rsid="0017d934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9322b"/>
    </style:style>
    <style:style style:name="T3" style:family="text">
      <style:text-properties fo:font-size="12pt" officeooo:rsid="0019322b" style:font-size-asian="10.5pt" style:font-size-complex="12pt"/>
    </style:style>
    <style:style style:name="T4" style:family="text">
      <style:text-properties officeooo:rsid="001946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p text:style-name="P7">I propose a solution for the given problem by designing the following multi-threaded, ditrubuted process architecture.</text:p>
      <text:p text:style-name="P7"/>
      <text:p text:style-name="P4">Input</text:p>
      <text:p text:style-name="P8">Before running the process on any node we should configure a file with neighbour-info, this should contain the neighbour name, distance and communication-info(here port-number).</text:p>
      <text:p text:style-name="P8">The program will also accept the port number for the LISTENER to listen on, this should be consistent with the configured file.</text:p>
      <text:p text:style-name="P9">While running the program, user will have the option to refresh the result.</text:p>
      <text:p text:style-name="P3">Architecture</text:p>
      <text:p text:style-name="P1"/>
      <text:p text:style-name="P1">Each node will run a process(here we will use different ports on the same machine), which will have 3 parts </text:p>
      <text:p text:style-name="P1"/>
      <text:p text:style-name="P1">First thread will recieve data from other nodes, we will call it LISTENER</text:p>
      <text:p text:style-name="P1">Second one will distribute the results to its neighbours, we will call it SENDER</text:p>
      <text:p text:style-name="P1">Third component will actually calculate the results, based on data collected by Listener and is called INTELLECT</text:p>
      <text:p text:style-name="P12"/>
      <text:p text:style-name="P1">We will use a 2D array, Adjacentcy Matrix(AM) for storing inter-node distance info</text:p>
      <text:p text:style-name="P1">The PACKET send from SENDER to LISTENER will have the following format</text:p>
      <text:p text:style-name="P1">{</text:p>
      <text:p text:style-name="P1"><text:s text:c="2"/>"OwnName": "Value",</text:p>
      <text:p text:style-name="P1"><text:s text:c="2"/>"Matrix":[{"Node1":"Value",</text:p>
      <text:p text:style-name="P1"><text:s text:c="12"/>"Node2":"Value",</text:p>
      <text:p text:style-name="P1"><text:s text:c="12"/>"Distance":"Value"},</text:p>
      <text:p text:style-name="P1"><text:s text:c="12"/>{"Node3":"Value",</text:p>
      <text:p text:style-name="P1"><text:s text:c="12"/>"Node2":"Value",</text:p>
      <text:p text:style-name="P1"><text:s text:c="12"/>"Distance":"Value"}]</text:p>
      <text:p text:style-name="P1">}</text:p>
      <text:p text:style-name="P1">The JSON identifiers will be dropped for higher effiency and fixed length value-only PACKET will be used during implementation</text:p>
      <text:p text:style-name="P1"/>
      <text:p text:style-name="P1">Before going to run any component, we will read the info file and store the results in FILEINFO variable, <text:span text:style-name="T2">to prevent file-read overheads</text:span></text:p>
      <text:p text:style-name="P1"/>
      <text:p text:style-name="P6">LISTENER</text:p>
      <text:p text:style-name="P1">Resets the Adjecentcy Matrix(AM), <text:span text:style-name="T2">all distances will be set to infinity</text:span></text:p>
      <text:p text:style-name="P1">##Will perform the following operations for a fixed amount of time</text:p>
      <text:p text:style-name="P1"/>
      <text:p text:style-name="P1">Will update AM based on received PACKETs, note that the columns corresponding to <text:span text:style-name="T2">any of the</text:span> neighbour will only be updated if we receive a direct packet from the neighbour and then the following methodology will be adopted.</text:p>
      <text:p text:style-name="P1"/>
      <text:p text:style-name="P1">Methodology:The sender's OwnName <text:span text:style-name="T2">is used to find</text:span> corresponding neighbour distance from the FILEINFO, <text:span text:style-name="T2">and will</text:span> be used for updating AM. <text:span text:style-name="T2">I</text:span>n this way, we will ensure that the death of the node will remove its data from AM <text:span text:style-name="T2">for </text:span></text:p>
      <text:p text:style-name="P1"/>
      <text:p text:style-name="P1"><text:soft-page-break/>Raise an event AM_READY and restart the LISTENER</text:p>
      <text:p text:style-name="P1"/>
      <text:p text:style-name="P6">SENDER</text:p>
      <text:p text:style-name="P1">Will use the port numbers from FILEINFO to send PACKET to neighbours</text:p>
      <text:p text:style-name="P1"/>
      <text:p text:style-name="P2">Will use the AM populated by the listener to <text:span text:style-name="T2">construct the <text:s/></text:span>PACKET</text:p>
      <text:p text:style-name="P1"/>
      <text:p text:style-name="P1"/>
      <text:p text:style-name="P1">I<text:span text:style-name="T1">NTELLECT</text:span></text:p>
      <text:p text:style-name="P1">Will wait for AM_READY event and grab a copy of AM</text:p>
      <text:p text:style-name="P1"/>
      <text:p text:style-name="P1">Will Use Dijkstra's Algorithm to calculate the distance b/w all nodes on AM</text:p>
      <text:p text:style-name="P1"/>
      <text:p text:style-name="P1">Will use Prim's Algorithm to find the minimum spawning tree from AM</text:p>
      <text:p text:style-name="P1"/>
      <text:p text:style-name="P1">The above steps by INTELLECT can be run again on user request</text:p>
      <text:p text:style-name="P1"/>
      <text:p text:style-name="P5">Output</text:p>
      <text:p text:style-name="P10"><text:span text:style-name="T3">The </text:span>shortest path from any to any node given <text:span text:style-name="T4">will be output as a 2D matrix</text:span></text:p>
      <text:p text:style-name="P11"><text:span text:style-name="T4">The </text:span>minimum spanning tree <text:span text:style-name="T4">will be output as edgelist where each edge will be (node1:distance:node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5:07:20.885047671</meta:creation-date>
    <dc:date>2017-06-17T15:30:59.791200882</dc:date>
    <meta:editing-duration>PT2M48S</meta:editing-duration>
    <meta:editing-cycles>1</meta:editing-cycles>
    <meta:document-statistic meta:table-count="0" meta:image-count="0" meta:object-count="0" meta:page-count="2" meta:paragraph-count="41" meta:word-count="433" meta:character-count="2734" meta:non-whitespace-character-count="2275"/>
    <meta:generator>LibreOffice/5.1.2.2$Linux_X86_64 LibreOffice_project/10m0$Build-2</meta:generator>
  </office:meta>
</office:document-meta>
</file>